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p text:style-name="Title">PanDoc Shell Scripts for File Conversion</text:p>
      <text:p text:style-name="Author">Engelbert Niehaus</text:p>
      <text:h text:style-name="Heading_20_2" text:outline-level="2">1 PanDoc Install</text:h>
      <text:p text:style-name="First_20_paragraph">The following sections provide details for application on Linux (Ubuntu, Mint, Debian)</text:p>
      <text:h text:style-name="Heading_20_2" text:outline-level="2">1.1 Linux Ubuntu Debian</text:h>
      <text:p text:style-name="First_20_paragraph">The following apt-get command is one line of code:</text:p>
      <text:p text:style-name="P1"><text:span text:style-name="T1">sudo apt-get install pandoc pandoc-citeproc texlive lmodern</text:span></text:p>
      <text:p text:style-name="First_20_paragraph">lmodern.sty install as Package necessary for PDF-Conversion This leads to apt-get install of package "lmodern" on Linux.</text:p>
      <text:h text:style-name="Heading_20_2" text:outline-level="2">1.2 Zenity for PANDOCmenu.sh</text:h>
      <text:p text:style-name="First_20_paragraph">PANDOCmenu.sh is a shell script on Linux to support you in converting files with pandoc. The selection of Formats is performed with zenity therefore it is necessary to install zenity on Linux or with homebrew on MacOS with</text:p>
      <text:p text:style-name="P2"><text:span text:style-name="T2">sudo apt-get install zenity</text:span></text:p>
      <text:h text:style-name="Heading_20_2" text:outline-level="2">1.3 Editor Geany for PANDOCmenu.sh</text:h>
      <text:p text:style-name="First_20_paragraph">Furthermore the script <text:span text:style-name="T3">PANDOCmenu.sh</text:span> uses an editor <text:span text:style-name="T4">geany</text:span> as an option in the menu to modify the the source file.</text:p>
      <text:p text:style-name="P3"><text:span text:style-name="T5">sudo apt-get install geany</text:span></text:p>
      <text:h text:style-name="Heading_20_2" text:outline-level="2">1.4 Start PANDOCmenu.sh</text:h>
      <text:p text:style-name="First_20_paragraph">If you want to run the PANDOCmenu.sh start open the Terminal on Linux and star the following script with <text:span text:style-name="T6">sh</text:span></text:p>
      <text:p text:style-name="P4"><text:span text:style-name="T7">sh PANDOCmenu.sh</text:span></text:p>
      <text:h text:style-name="Heading_20_2" text:outline-level="2">1.4 Executable PANDOCmenu.sh</text:h>
      <text:p text:style-name="First_20_paragraph">In the terminal or make PANDOCmenu.sh executable with</text:p>
      <text:p text:style-name="P5"><text:span text:style-name="T8">chmod ug+x PANDOCmenu.sh</text:span></text:p>
      <text:h text:style-name="Heading_20_2" text:outline-level="2">3 Pandoc Homepage</text:h>
      <text:p text:style-name="First_20_paragraph">For more information on installation of PanDoc converter see</text:p>
      <text:p text:style-name="P6"><text:a xlink:type="simple" xlink:href="http://pandoc.org/installing.html" office:name=""><text:span text:style-name="Definition">http://pandoc.org/installing.html</text:span></text:a></text:p>
      <text:h text:style-name="Heading_20_2" text:outline-level="2">4 PanConvert (Optional)</text:h>
      <text:p text:style-name="First_20_paragraph">If you want to use PanDoc with a Graphical User Interface please innstall <text:a xlink:type="simple" xlink:href="https://sourceforge.net/projects/panconvert/" office:name=""><text:span text:style-name="Definition">PanConvert</text:span></text:a> for Graphical User Interface for PanDoc:</text:p>
      <text:p text:style-name="P7"><text:a xlink:type="simple" xlink:href="PanConvert" office:name=""><text:span text:style-name="Definition">https://sourceforge.net/projects/panconvert/</text:span></text:a></text:p>
      <text:h text:style-name="Heading_20_2" text:outline-level="2">2 Mac-OSX</text:h>
      <text:p text:style-name="First_20_paragraph">The following sections provide details for application on MacOSX with Homebrew. Please install homebrew prior to the following steps</text:p>
      <text:h text:style-name="Heading_20_2" text:outline-level="2">2.1 Mac-OSX and Homebrew</text:h>
      <text:p text:style-name="First_20_paragraph">On MacOS installation of pandoc can be performed with home-brew as package manager and use „brew“ to install necessary packages especially <text:span text:style-name="T9">pandoc</text:span> and the package for processing citation in pandoc.</text:p>
      <text:p text:style-name="P8"><text:span text:style-name="T10">brew install pandoc pandoc-citeproc</text:span></text:p>
      <text:h text:style-name="Heading_20_2" text:outline-level="2">2.2 Zenity for PANDOCmenu.sh</text:h>
      <text:p text:style-name="First_20_paragraph">PANDOCmenu.sh is a shell script on Linux to support you in converting files with pandoc. The selection of Formats is performed with zenity therefore it is necessary to install zenity on Linux or with homebrew on MacOS with</text:p>
      <text:p text:style-name="P9"><text:span text:style-name="T11">brew install zenity</text:span></text:p>
      <text:h text:style-name="Heading_20_2" text:outline-level="2">2.3 Editor Geany for PANDOCmenu.sh</text:h>
      <text:p text:style-name="First_20_paragraph">Furthermore the script <text:span text:style-name="T12">PANDOCmenu.sh</text:span> uses an editor <text:span text:style-name="T13">geany</text:span> as an option in the menu to modify the the source file.</text:p>
      <text:p text:style-name="P10"><text:span text:style-name="T14">brew install geany</text:span></text:p>
      <text:h text:style-name="Heading_20_2" text:outline-level="2">2.4 Start PANDOCmenu.sh</text:h>
      <text:p text:style-name="First_20_paragraph">If you want to run the PANDOCmenu.sh start open the Terminal on Linux and star the following script with <text:span text:style-name="T15">sh</text:span></text:p>
      <text:p text:style-name="P11"><text:span text:style-name="T16">sh PANDOCmenu.sh</text:span></text:p>
      <text:h text:style-name="Heading_20_2" text:outline-level="2">2.5 Executable PANDOCmenu.sh</text:h>
      <text:p text:style-name="First_20_paragraph">In the terminal or make PANDOCmenu.sh executable with</text:p>
      <text:p text:style-name="P12"><text:span text:style-name="T17">chmod ug+x PANDOCmenu.sh</text:span></text:p>
      <text:h text:style-name="Heading_20_2" text:outline-level="2">2.6 Install LaTeX Package</text:h>
      <text:p text:style-name="First_20_paragraph">Install the LaTeX package from</text:p>
      <text:p text:style-name="P13"><text:a xlink:type="simple" xlink:href="https://tug.org/mactex/" office:name=""><text:span text:style-name="Definition">https://tug.org/mactex/</text:span></text:a></text:p>
      <text:p text:style-name="First_20_paragraph">or if you want to fiddle around with a package manager check the MacOS Pandoc section on</text:p>
      <text:p text:style-name="P14"><text:a xlink:type="simple" xlink:href="http://pandoc.org/installing.html" office:name=""><text:span text:style-name="Definition">http://pandoc.org/installing.html</text:span></text:a></text:p>
      <text:h text:style-name="Heading_20_2" text:outline-level="2">5 ToDo</text:h>
      <text:p text:style-name="First_20_paragraph">Create a Windows Batch File PANDOCmenu.bat with zenith: See following URL for command examples for Batch Files on Windows.</text:p>
      <text:p text:style-name="P15"><text:a xlink:type="simple" xlink:href="https://gist.github.com/breezhang/7732470" office:name=""><text:span text:style-name="Definition">https://gist.github.com/breezhang/7732470</text:span></text:a></text:p>
      <text:h text:style-name="Heading_20_2" text:outline-level="2">6 Folders and Content</text:h>
      <table:table table:name="Table1" table:style-name="Table1">
        <table:table-column table:style-name="Table1.A"/>
        <table:table-column table:style-name="Table1.B"/>
        <table:table-header-rows>
          <table:table-row>
            <table:table-cell table:style-name="Table1.A1" office:value-type="string">
              <text:p text:style-name="Table_20_Heading"><text:span text:style-name="T18">Folder</text:span></text:p>
            </table:table-cell>
            <table:table-cell table:style-name="Table1.A1" office:value-type="string">
              <text:p text:style-name="Table_20_Heading"><text:span text:style-name="T19">Description</text:span></text:p>
            </table:table-cell>
          </table:table-row>
        </table:table-header-rows>
        <table:table-row>
          <table:table-cell table:style-name="Table1.A1" office:value-type="string">
            <text:p text:style-name="Table_20_Contents"><text:span text:style-name="T20">tpl</text:span></text:p>
          </table:table-cell>
          <table:table-cell table:style-name="Table1.A1" office:value-type="string">
            <text:p text:style-name="Table_20_Contents">Templates and Default Files for PanDoc</text:p>
          </table:table-cell>
        </table:table-row>
        <table:table-row>
          <table:table-cell table:style-name="Table1.A1" office:value-type="string">
            <text:p text:style-name="Table_20_Contents"><text:span text:style-name="T21">projects</text:span></text:p>
          </table:table-cell>
          <table:table-cell table:style-name="Table1.A1" office:value-type="string">
            <text:p text:style-name="Table_20_Contents">Contains all projects</text:p>
          </table:table-cell>
        </table:table-row>
        <table:table-row>
          <table:table-cell table:style-name="Table1.A1" office:value-type="string">
            <text:p text:style-name="Table_20_Contents"><text:span text:style-name="T22">bib</text:span></text:p>
          </table:table-cell>
          <table:table-cell table:style-name="Table1.A1" office:value-type="string">
            <text:p text:style-name="Table_20_Contents">Contains all BibTeX Databases/Bib-Styles</text:p>
          </table:table-cell>
        </table:table-row>
        <table:table-row>
          <table:table-cell table:style-name="Table1.A1" office:value-type="string">
            <text:p text:style-name="Table_20_Contents"><text:span text:style-name="T23">help</text:span></text:p>
          </table:table-cell>
          <table:table-cell table:style-name="Table1.A1" office:value-type="string">
            <text:p text:style-name="Table_20_Contents">Contains Help Files for Installation et. al.</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nDoc Shell Scripts for File Conversion</dc:title>
  </office:meta>
</office:document-meta>
</file>